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Poruszaj się Duchu Święty w nas,</text:span><text:span text:style-name="T1"><text:line-break/></text:span><text:span text:style-name="T1">Rozpalaj serca uwielbieniem Jezu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Przyjdź jak ogień, przyjdź jak olej</text:span><text:span text:style-name="T1"><text:line-break/></text:span><text:span text:style-name="T1">Przyjdź jak wiatr, przyjdź jak deszcz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5-21T18:14:23</meta:creation-date>
    <dc:date>2016-02-08T19:48:41.08</dc:date>
    <dc:language>pl-PL</dc:language>
    <meta:editing-cycles>40</meta:editing-cycles>
    <meta:editing-duration>PT43M49S</meta:editing-duration>
    <dc:creator>Woda Życia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